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75cm" draw:marker-end-width="0.275cm" draw:textarea-horizontal-align="justify" draw:textarea-vertical-align="middle" draw:auto-grow-height="false" fo:min-height="1.941cm" fo:min-width="3.041cm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1cm" svg:stroke-color="#000000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54cm" svg:height="3.505cm" svg:x="4.295cm" svg:y="3.9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8.796cm" svg:y1="3.826cm" svg:x2="7.954cm" svg:y2="4.2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7-10-22T22:34:47.647730250</meta:creation-date>
    <dc:date>2017-10-22T22:53:45.142045039</dc:date>
    <dc:creator>Tobias Kuhn</dc:creator>
    <meta:editing-duration>PT18M53S</meta:editing-duration>
    <meta:editing-cycles>9</meta:editing-cycles>
    <meta:generator>LibreOffice/5.3.1.2$Linux_X86_64 LibreOffice_project/30m0$Build-2</meta:generator>
    <meta:document-statistic meta:object-count="2"/>
  </office:meta>
</office:document-meta>
</file>